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STATE_COUNTY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TATE_COUNTY_DATA" table:style-name="ta1" table:print="false">
        <office:forms form:automatic-focus="false" form:apply-design-mode="false"/>
        <table:table-column table:style-name="co2" table:number-columns-repeated="15" table:default-cell-style-name="ce15"/>
        <table:table-column table:style-name="co1" table:default-cell-style-name="ce15" table:number-columns-repeated="241"/>
        <table:table-row table:style-name="ro2">
          <table:table-cell table:style-name="ce21" office:value-type="string">
            <text:p>FMR_Area</text:p>
          </table:table-cell>
          <table:table-cell table:style-name="ce21" office:value-type="string">
            <text:p>FMR_0Bed</text:p>
          </table:table-cell>
          <table:table-cell table:style-name="ce21" office:value-type="string">
            <text:p>FMR_1Bed</text:p>
          </table:table-cell>
          <table:table-cell table:style-name="ce21" office:value-type="string">
            <text:p>FMR_2Bed</text:p>
          </table:table-cell>
          <table:table-cell table:style-name="ce21" office:value-type="string">
            <text:p>FMR_3Bed</text:p>
          </table:table-cell>
          <table:table-cell table:style-name="ce21" office:value-type="string">
            <text:p>FMR_4Bed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msa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SAName</text:p>
          </table:table-cell>
          <table:table-cell table:style-name="ce21" office:value-type="string">
            <text:p>stco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</table:table-row>
        <table:table-row table:style-name="ro2"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51003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51065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79">
            <text:p>79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5107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40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51540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1650">
            <text:p>1650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016">
            <text:p>1016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Clarke County MSA**</text:p>
          </table:table-cell>
          <table:table-cell table:style-name="ce22" office:value-type="string">
            <text:p>51043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1891">
            <text:p>1891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47">
            <text:p>47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Culpeper County MSA**</text:p>
          </table:table-cell>
          <table:table-cell table:style-name="ce22" office:value-type="string">
            <text:p>51047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1950">
            <text:p>195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143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51143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1950">
            <text:p>195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590">
            <text:p>590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51590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3660">
            <text:p>36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169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Johnson City--Kingsport--Bristol, TN--VA MSA</text:p>
          </table:table-cell>
          <table:table-cell table:style-name="ce22" office:value-type="string">
            <text:p>5116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3660">
            <text:p>36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191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Johnson City--Kingsport--Bristol, TN--VA MSA</text:p>
          </table:table-cell>
          <table:table-cell table:style-name="ce22" office:value-type="string">
            <text:p>51191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3660">
            <text:p>36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520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Johnson City--Kingsport--Bristol, TN--VA MSA</text:p>
          </table:table-cell>
          <table:table-cell table:style-name="ce22" office:value-type="string">
            <text:p>51520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3830">
            <text:p>3830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King George County MSA**</text:p>
          </table:table-cell>
          <table:table-cell table:style-name="ce22" office:value-type="string">
            <text:p>510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51009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19">
            <text:p>19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51019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51031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515">
            <text:p>515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51515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51680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3">
            <text:p>73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073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93">
            <text:p>93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093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95">
            <text:p>95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095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115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115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199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1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550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0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650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700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10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710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735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740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800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810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810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720">
            <text:p>57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830">
            <text:p>830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Norfolk--Virginia Beach--Newport News, VA--NC MSA</text:p>
          </table:table-cell>
          <table:table-cell table:style-name="ce22" office:value-type="string">
            <text:p>51830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036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">
            <text:p>41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041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">
            <text:p>5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053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5">
            <text:p>75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075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5">
            <text:p>85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085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7">
            <text:p>87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087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127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127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145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145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149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14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70">
            <text:p>570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570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0">
            <text:p>670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670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30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730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760">
            <text:p>6760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60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Richmond--Petersburg, VA MSA</text:p>
          </table:table-cell>
          <table:table-cell table:style-name="ce22" office:value-type="string">
            <text:p>51760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51023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161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51161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770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51770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775">
            <text:p>775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51775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8820">
            <text:p>8820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187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Warren County MSA**</text:p>
          </table:table-cell>
          <table:table-cell table:style-name="ce22" office:value-type="string">
            <text:p>51187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013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9">
            <text:p>5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05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1">
            <text:p>61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061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07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107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53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153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77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177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79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17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10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510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600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610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30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630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683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8840">
            <text:p>884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85">
            <text:p>685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Washington, DC--MD--VA--WV PMSA</text:p>
          </table:table-cell>
          <table:table-cell table:style-name="ce22" office:value-type="string">
            <text:p>51685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50</text:p>
          </table:table-cell>
        </table:table-row>
        <table:table-row table:style-name="ro2">
          <table:table-cell table:style-name="ce22" office:value-type="float" office:value="510000001">
            <text:p>510000001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51001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05">
            <text:p>510000005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51580</text:p>
          </table:table-cell>
          <table:table-cell table:style-name="ce22" office:value-type="float" office:value="23518">
            <text:p>2351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07">
            <text:p>510000007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51007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11">
            <text:p>510000011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51011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15">
            <text:p>510000015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51820</text:p>
          </table:table-cell>
          <table:table-cell table:style-name="ce22" office:value-type="float" office:value="108988">
            <text:p>10898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17">
            <text:p>510000017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51017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21">
            <text:p>510000021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51021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25">
            <text:p>510000025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51025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27">
            <text:p>510000027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27">
            <text:p>27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51027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29">
            <text:p>51000002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51029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33">
            <text:p>510000033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876">
            <text:p>87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51033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35">
            <text:p>510000035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51640</text:p>
          </table:table-cell>
          <table:table-cell table:style-name="ce22" office:value-type="float" office:value="36082">
            <text:p>36082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37">
            <text:p>510000037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37">
            <text:p>37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51037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45">
            <text:p>510000045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51045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49">
            <text:p>51000004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9">
            <text:p>49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5104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51">
            <text:p>510000051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51051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57">
            <text:p>510000057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7">
            <text:p>57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51057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63">
            <text:p>510000063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63">
            <text:p>63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51063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67">
            <text:p>510000067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51067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69">
            <text:p>51000006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69">
            <text:p>6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51840</text:p>
          </table:table-cell>
          <table:table-cell table:style-name="ce22" office:value-type="float" office:value="82794">
            <text:p>82794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71">
            <text:p>510000071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51071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77">
            <text:p>510000077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77">
            <text:p>7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51077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81">
            <text:p>510000081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81">
            <text:p>81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51081</text:p>
          </table:table-cell>
          <table:table-cell table:style-name="ce22" office:value-type="float" office:value="17225">
            <text:p>1722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83">
            <text:p>510000083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51083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89">
            <text:p>510000089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51690</text:p>
          </table:table-cell>
          <table:table-cell table:style-name="ce22" office:value-type="float" office:value="73346">
            <text:p>7334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91">
            <text:p>510000091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91">
            <text:p>91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51091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097">
            <text:p>510000097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97">
            <text:p>97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51097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01">
            <text:p>510000101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711">
            <text:p>71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01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51101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03">
            <text:p>510000103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03">
            <text:p>103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51103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05">
            <text:p>510000105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05">
            <text:p>105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51105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09">
            <text:p>51000010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09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5110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11">
            <text:p>510000111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11">
            <text:p>111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51111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13">
            <text:p>510000113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13">
            <text:p>113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51113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17">
            <text:p>510000117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17">
            <text:p>117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51117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19">
            <text:p>510000119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19">
            <text:p>119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5111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21">
            <text:p>510000121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21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51121</text:p>
          </table:table-cell>
          <table:table-cell table:style-name="ce22" office:value-type="float" office:value="99488">
            <text:p>9948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25">
            <text:p>510000125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25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51125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31">
            <text:p>510000131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31">
            <text:p>131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51131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33">
            <text:p>510000133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33">
            <text:p>133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51133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35">
            <text:p>510000135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35">
            <text:p>13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51135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37">
            <text:p>510000137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517">
            <text:p>517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37">
            <text:p>137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51137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39">
            <text:p>510000139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39">
            <text:p>139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5113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41">
            <text:p>510000141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41">
            <text:p>141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51141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47">
            <text:p>510000147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47">
            <text:p>147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51147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55">
            <text:p>510000155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55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51155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57">
            <text:p>510000157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57">
            <text:p>157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51157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59">
            <text:p>510000159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59">
            <text:p>15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5115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63">
            <text:p>510000163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63">
            <text:p>163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51163</text:p>
          </table:table-cell>
          <table:table-cell table:style-name="ce22" office:value-type="float" office:value="34024">
            <text:p>34024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65">
            <text:p>51000016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65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51165</text:p>
          </table:table-cell>
          <table:table-cell table:style-name="ce22" office:value-type="float" office:value="108193">
            <text:p>10819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67">
            <text:p>510000167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67">
            <text:p>167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51167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71">
            <text:p>510000171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71">
            <text:p>171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51171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73">
            <text:p>510000173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73">
            <text:p>173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51173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75">
            <text:p>510000175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75">
            <text:p>175</text:p>
          </table:table-cell>
          <table:table-cell table:style-name="ce22" office:value-type="string">
            <text:p>Southhampton Cou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51620</text:p>
          </table:table-cell>
          <table:table-cell table:style-name="ce22" office:value-type="float" office:value="25828">
            <text:p>2582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81">
            <text:p>510000181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81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51181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83">
            <text:p>510000183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83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51183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85">
            <text:p>510000185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85">
            <text:p>185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51185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93">
            <text:p>510000193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93">
            <text:p>193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51193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95">
            <text:p>510000195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95">
            <text:p>195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51720</text:p>
          </table:table-cell>
          <table:table-cell table:style-name="ce22" office:value-type="float" office:value="44027">
            <text:p>4402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  <table:table-row table:style-name="ro2">
          <table:table-cell table:style-name="ce22" office:value-type="float" office:value="510000197">
            <text:p>510000197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197">
            <text:p>197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51197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40</text:p>
          </table:table-cell>
        </table:table-row>
      </table:table>
      <table:named-expressions>
        <table:named-expression table:name="STATE_COUNTY_DATA" table:base-cell-address="$STATE_COUNTY_DATA.$A$1" table:expression="[STATE_COUNTY_DATA.$A$2:.$O$1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TATE_COUNTY_DATA" style:display-name="PageStyle_STATE_COUNTY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